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58cm" table:align="left"/>
    </style:style>
    <style:style style:name="Table1.A" style:family="table-column">
      <style:table-column-properties style:column-width="1.39cm"/>
    </style:style>
    <style:style style:name="Table1.B" style:family="table-column">
      <style:table-column-properties style:column-width="3.568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357cm" table:align="left"/>
    </style:style>
    <style:style style:name="Table2.A" style:family="table-column">
      <style:table-column-properties style:column-width="1.789cm"/>
    </style:style>
    <style:style style:name="Table2.B" style:family="table-column">
      <style:table-column-properties style:column-width="3.568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5.357cm" table:align="left"/>
    </style:style>
    <style:style style:name="Table3.A" style:family="table-column">
      <style:table-column-properties style:column-width="1.789cm"/>
    </style:style>
    <style:style style:name="Table3.B" style:family="table-column">
      <style:table-column-properties style:column-width="3.568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4.958cm" table:align="left"/>
    </style:style>
    <style:style style:name="Table4.A" style:family="table-column">
      <style:table-column-properties style:column-width="1.39cm"/>
    </style:style>
    <style:style style:name="Table4.B" style:family="table-column">
      <style:table-column-properties style:column-width="3.56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357cm" table:align="left"/>
    </style:style>
    <style:style style:name="Table5.A" style:family="table-column">
      <style:table-column-properties style:column-width="1.789cm"/>
    </style:style>
    <style:style style:name="Table5.B" style:family="table-column">
      <style:table-column-properties style:column-width="3.568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5.357cm" table:align="left"/>
    </style:style>
    <style:style style:name="Table6.A" style:family="table-column">
      <style:table-column-properties style:column-width="1.789cm"/>
    </style:style>
    <style:style style:name="Table6.B" style:family="table-column">
      <style:table-column-properties style:column-width="3.568cm"/>
    </style:style>
    <style:style style:name="Table6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paragraph-rsid="00151592"/>
    </style:style>
    <style:style style:name="P2" style:family="paragraph" style:parent-style-name="Horizontal_20_Line">
      <style:text-properties officeooo:paragraph-rsid="00151592"/>
    </style:style>
    <style:style style:name="P3" style:family="paragraph" style:parent-style-name="Preformatted_20_Text">
      <style:text-properties officeooo:paragraph-rsid="00151592"/>
    </style:style>
    <style:style style:name="P4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51592"/>
    </style:style>
    <style:style style:name="P5" style:family="paragraph" style:parent-style-name="Preformatted_20_Text">
      <style:paragraph-properties style:writing-mode="lr-tb"/>
      <style:text-properties officeooo:paragraph-rsid="00151592"/>
    </style:style>
    <style:style style:name="P6" style:family="paragraph" style:parent-style-name="Preformatted_20_Text">
      <style:paragraph-properties fo:margin-top="0cm" fo:margin-bottom="0.499cm" style:contextual-spacing="false" style:writing-mode="lr-tb"/>
      <style:text-properties officeooo:paragraph-rsid="00151592"/>
    </style:style>
    <style:style style:name="P7" style:family="paragraph" style:parent-style-name="Text_20_body">
      <style:text-properties officeooo:paragraph-rsid="00151592"/>
    </style:style>
    <style:style style:name="P8" style:family="paragraph" style:parent-style-name="Heading_20_3">
      <style:text-properties officeooo:paragraph-rsid="0016a020"/>
    </style:style>
    <style:style style:name="P9" style:family="paragraph" style:parent-style-name="Heading_20_3">
      <style:text-properties officeooo:paragraph-rsid="0017de4f"/>
    </style:style>
    <style:style style:name="P10" style:family="paragraph" style:parent-style-name="Heading_20_4">
      <style:text-properties officeooo:paragraph-rsid="0017de4f"/>
    </style:style>
    <style:style style:name="P11" style:family="paragraph" style:parent-style-name="Preformatted_20_Text">
      <style:text-properties officeooo:paragraph-rsid="0017de4f"/>
    </style:style>
    <style:style style:name="P1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7de4f"/>
    </style:style>
    <style:style style:name="P13" style:family="paragraph" style:parent-style-name="Text_20_body">
      <style:text-properties officeooo:paragraph-rsid="0017de4f"/>
    </style:style>
    <style:style style:name="P14" style:family="paragraph" style:parent-style-name="Heading_20_3">
      <style:text-properties officeooo:paragraph-rsid="001807b4"/>
    </style:style>
    <style:style style:name="P15" style:family="paragraph" style:parent-style-name="Heading_20_4">
      <style:text-properties officeooo:paragraph-rsid="001807b4"/>
    </style:style>
    <style:style style:name="P16" style:family="paragraph" style:parent-style-name="Horizontal_20_Line">
      <style:text-properties officeooo:paragraph-rsid="001807b4"/>
    </style:style>
    <style:style style:name="P17" style:family="paragraph" style:parent-style-name="Preformatted_20_Text">
      <style:text-properties officeooo:paragraph-rsid="001807b4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807b4"/>
    </style:style>
    <style:style style:name="P19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807b4"/>
    </style:style>
    <style:style style:name="P20" style:family="paragraph" style:parent-style-name="Preformatted_20_Text">
      <style:paragraph-properties style:writing-mode="lr-tb"/>
      <style:text-properties officeooo:paragraph-rsid="001807b4"/>
    </style:style>
    <style:style style:name="P21" style:family="paragraph" style:parent-style-name="Preformatted_20_Text">
      <style:paragraph-properties fo:margin-top="0cm" fo:margin-bottom="0.499cm" style:contextual-spacing="false" style:writing-mode="lr-tb"/>
      <style:text-properties officeooo:paragraph-rsid="001807b4"/>
    </style:style>
    <style:style style:name="P22" style:family="paragraph" style:parent-style-name="Text_20_body">
      <style:text-properties officeooo:paragraph-rsid="001807b4"/>
    </style:style>
    <style:style style:name="P23" style:family="paragraph" style:parent-style-name="Heading_20_3">
      <style:text-properties officeooo:paragraph-rsid="001822be"/>
    </style:style>
    <style:style style:name="P24" style:family="paragraph" style:parent-style-name="Horizontal_20_Line">
      <style:text-properties officeooo:paragraph-rsid="001822be"/>
    </style:style>
    <style:style style:name="P25" style:family="paragraph" style:parent-style-name="Preformatted_20_Text">
      <style:text-properties officeooo:paragraph-rsid="001822be"/>
    </style:style>
    <style:style style:name="P26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1822be"/>
    </style:style>
    <style:style style:name="P2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822be"/>
    </style:style>
    <style:style style:name="P28" style:family="paragraph" style:parent-style-name="Preformatted_20_Text">
      <style:paragraph-properties style:writing-mode="lr-tb"/>
      <style:text-properties officeooo:paragraph-rsid="001822be"/>
    </style:style>
    <style:style style:name="P29" style:family="paragraph" style:parent-style-name="Preformatted_20_Text">
      <style:paragraph-properties fo:margin-top="0cm" fo:margin-bottom="0.499cm" style:contextual-spacing="false" style:writing-mode="lr-tb"/>
      <style:text-properties officeooo:paragraph-rsid="001822be"/>
    </style:style>
    <style:style style:name="P30" style:family="paragraph" style:parent-style-name="Table_20_Contents">
      <style:text-properties officeooo:paragraph-rsid="001822be"/>
    </style:style>
    <style:style style:name="P31" style:family="paragraph" style:parent-style-name="Table_20_Heading">
      <style:text-properties officeooo:paragraph-rsid="001822be"/>
    </style:style>
    <style:style style:name="P32" style:family="paragraph" style:parent-style-name="Text_20_body">
      <style:text-properties officeooo:paragraph-rsid="001822be"/>
    </style:style>
    <style:style style:name="P33" style:family="paragraph" style:parent-style-name="Heading_20_3">
      <style:text-properties officeooo:paragraph-rsid="0019baf2"/>
    </style:style>
    <style:style style:name="P34" style:family="paragraph" style:parent-style-name="Preformatted_20_Text" style:list-style-name="L2">
      <style:text-properties officeooo:paragraph-rsid="00151592"/>
    </style:style>
    <style:style style:name="P35" style:family="paragraph" style:parent-style-name="Preformatted_20_Text" style:list-style-name="L2">
      <style:paragraph-properties fo:margin-left="0cm" fo:margin-right="0cm" fo:text-indent="0cm" style:auto-text-indent="false" style:writing-mode="lr-tb"/>
      <style:text-properties officeooo:paragraph-rsid="00151592"/>
    </style:style>
    <style:style style:name="P36" style:family="paragraph" style:parent-style-name="Preformatted_20_Text" style:list-style-name="L2">
      <style:paragraph-properties style:writing-mode="lr-tb"/>
      <style:text-properties officeooo:paragraph-rsid="00151592"/>
    </style:style>
    <style:style style:name="P37" style:family="paragraph" style:parent-style-name="Preformatted_20_Text" style:list-style-name="L2">
      <style:paragraph-properties fo:margin-top="0cm" fo:margin-bottom="0.499cm" style:contextual-spacing="false" style:writing-mode="lr-tb"/>
      <style:text-properties officeooo:paragraph-rsid="00151592"/>
    </style:style>
    <style:style style:name="P38" style:family="paragraph" style:parent-style-name="Preformatted_20_Text" style:list-style-name="L5">
      <style:text-properties officeooo:paragraph-rsid="0019baf2"/>
    </style:style>
    <style:style style:name="P39" style:family="paragraph" style:parent-style-name="Preformatted_20_Text" style:list-style-name="L5">
      <style:paragraph-properties fo:margin-left="0cm" fo:margin-right="0cm" fo:text-indent="0cm" style:auto-text-indent="false" style:writing-mode="lr-tb"/>
      <style:text-properties officeooo:paragraph-rsid="0019baf2"/>
    </style:style>
    <style:style style:name="P40" style:family="paragraph" style:parent-style-name="Preformatted_20_Text" style:list-style-name="L5">
      <style:paragraph-properties style:writing-mode="lr-tb"/>
      <style:text-properties officeooo:paragraph-rsid="0019baf2"/>
    </style:style>
    <style:style style:name="P41" style:family="paragraph" style:parent-style-name="Preformatted_20_Text" style:list-style-name="L5">
      <style:paragraph-properties fo:margin-top="0cm" fo:margin-bottom="0.499cm" style:contextual-spacing="false" style:writing-mode="lr-tb"/>
      <style:text-properties officeooo:paragraph-rsid="0019baf2"/>
    </style:style>
    <style:style style:name="P42" style:family="paragraph" style:parent-style-name="Text_20_body" style:list-style-name="L1">
      <style:paragraph-properties fo:margin-top="0cm" fo:margin-bottom="0cm" style:contextual-spacing="false"/>
      <style:text-properties officeooo:paragraph-rsid="0016a020"/>
    </style:style>
    <style:style style:name="P43" style:family="paragraph" style:parent-style-name="Text_20_body" style:list-style-name="L1">
      <style:text-properties officeooo:paragraph-rsid="0016a020"/>
    </style:style>
    <style:style style:name="P44" style:family="paragraph" style:parent-style-name="Text_20_body" style:list-style-name="L2">
      <style:text-properties officeooo:paragraph-rsid="00151592"/>
    </style:style>
    <style:style style:name="P45" style:family="paragraph" style:parent-style-name="Text_20_body" style:list-style-name="L2">
      <style:paragraph-properties fo:margin-top="0cm" fo:margin-bottom="0cm" style:contextual-spacing="false"/>
      <style:text-properties officeooo:paragraph-rsid="00151592"/>
    </style:style>
    <style:style style:name="P46" style:family="paragraph" style:parent-style-name="Text_20_body" style:list-style-name="L3">
      <style:text-properties officeooo:paragraph-rsid="00151592"/>
    </style:style>
    <style:style style:name="P47" style:family="paragraph" style:parent-style-name="Text_20_body" style:list-style-name="L4">
      <style:text-properties officeooo:paragraph-rsid="00151592"/>
    </style:style>
    <style:style style:name="P48" style:family="paragraph" style:parent-style-name="Text_20_body" style:list-style-name="L4">
      <style:paragraph-properties fo:margin-top="0cm" fo:margin-bottom="0cm" style:contextual-spacing="false"/>
      <style:text-properties officeooo:paragraph-rsid="00151592"/>
    </style:style>
    <style:style style:name="P49" style:family="paragraph" style:parent-style-name="Text_20_body">
      <style:paragraph-properties fo:margin-top="0cm" fo:margin-bottom="0.499cm" style:contextual-spacing="false" style:writing-mode="lr-tb"/>
      <style:text-properties officeooo:paragraph-rsid="001822be"/>
    </style:style>
    <style:style style:name="P50" style:family="paragraph" style:parent-style-name="Text_20_body" style:list-style-name="L5">
      <style:text-properties officeooo:paragraph-rsid="0019baf2"/>
    </style:style>
    <style:style style:name="P51" style:family="paragraph" style:parent-style-name="Text_20_body" style:list-style-name="L5">
      <style:paragraph-properties fo:margin-top="0cm" fo:margin-bottom="0cm" style:contextual-spacing="false"/>
      <style:text-properties officeooo:paragraph-rsid="0019baf2"/>
    </style:style>
    <style:style style:name="P52" style:family="paragraph" style:parent-style-name="Text_20_body" style:list-style-name="L7">
      <style:paragraph-properties fo:margin-top="0cm" fo:margin-bottom="0cm" style:contextual-spacing="false"/>
      <style:text-properties officeooo:paragraph-rsid="0019baf2"/>
    </style:style>
    <style:style style:name="P53" style:family="paragraph" style:parent-style-name="Text_20_body" style:list-style-name="L7">
      <style:text-properties officeooo:paragraph-rsid="0019baf2"/>
    </style:style>
    <style:style style:name="P54" style:family="paragraph" style:parent-style-name="Text_20_body">
      <style:text-properties officeooo:paragraph-rsid="0019baf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3"><text:span text:style-name="Strong_20_Emphasis">SQL e Modello Relazionale</text:span></text:h>
      <text:list text:style-name="L1">
        <text:list-item>
          <text:p text:style-name="P42">Una tabella SQL non rappresenta in generale una relazione relazionale, poiché può contenere ennuple duplicate.</text:p>
        </text:list-item>
        <text:list-item>
          <text:p text:style-name="P43"><text:span text:style-name="Source_20_Text">Affinché rappresenti una relazione, è necessario definire almeno una chiave primaria o unica.</text:span></text:p>
        </text:list-item>
      </text:list>
      <text:p text:style-name="P7"><text:span text:style-name="Strong_20_Emphasis"/></text:p>
      <text:list text:style-name="L2">
        <text:list-item>
          <text:p text:style-name="P44"><text:span text:style-name="Strong_20_Emphasis">Creazione di una tabella</text:span><text:line-break/>Sintassi:</text:p>
          <text:p text:style-name="P34">sql</text:p>
          <text:p text:style-name="P34">Copia codice</text:p>
          <text:p text:style-name="P35"><text:span text:style-name="Source_20_Text">create table nome_tabella (</text:span></text:p>
          <text:p text:style-name="P36"><text:span text:style-name="Source_20_Text"><text:s text:c="4"/>nome_attributo dominio [vincoli di dominio],</text:span></text:p>
          <text:p text:style-name="P36"><text:span text:style-name="Source_20_Text"><text:s text:c="4"/>nome_attributo dominio [vincoli di dominio],</text:span></text:p>
          <text:p text:style-name="P36"><text:span text:style-name="Source_20_Text"><text:s text:c="4"/>...</text:span></text:p>
          <text:p text:style-name="P36"><text:span text:style-name="Source_20_Text"><text:s text:c="4"/>[altri vincoli inter-relazionali]</text:span></text:p>
          <text:p text:style-name="P37"><text:span text:style-name="Source_20_Text">);</text:span></text:p>
          <text:list>
            <text:list-item>
              <text:p text:style-name="P45"><text:span text:style-name="Source_20_Text">nome_schema</text:span> è opzionale. Se omesso, si usa lo schema di default (senza nome).</text:p>
            </text:list-item>
            <text:list-item>
              <text:p text:style-name="P45">I vincoli inter-relazionali si riferiscono a chiavi esterne o altre relazioni tra tabelle.</text:p>
            </text:list-item>
          </text:list>
        </text:list-item>
        <text:list-item>
          <text:p text:style-name="P44"><text:span text:style-name="Strong_20_Emphasis">Esempio di creazione di tabelle</text:span></text:p>
          <text:list>
            <text:list-item>
              <text:p text:style-name="P44">Creazione di una tabella per i corsi:</text:p>
              <text:p text:style-name="P34">sql</text:p>
              <text:p text:style-name="P34">Copia codice</text:p>
              <text:p text:style-name="P35"><text:span text:style-name="Source_20_Text">create table Corso (</text:span></text:p>
              <text:p text:style-name="P36"><text:span text:style-name="Source_20_Text"><text:s text:c="4"/>codice integer not null,</text:span></text:p>
              <text:p text:style-name="P36"><text:span text:style-name="Source_20_Text"><text:s text:c="4"/>nome character varying(100) not null,</text:span></text:p>
              <text:p text:style-name="P36"><text:span text:style-name="Source_20_Text"><text:s text:c="4"/>aula character varying(10) not null,</text:span></text:p>
              <text:p text:style-name="P36"><text:span text:style-name="Source_20_Text"><text:s text:c="4"/>primary key (codice)</text:span></text:p>
              <text:p text:style-name="P37"><text:span text:style-name="Source_20_Text">);</text:span></text:p>
            </text:list-item>
            <text:list-item>
              <text:p text:style-name="P44">Creazione di una tabella per gli incarichi (con vincoli di chiave esterna):</text:p>
              <text:p text:style-name="P34">sql</text:p>
              <text:p text:style-name="P34">Copia codice</text:p>
              <text:p text:style-name="P35"><text:span text:style-name="Source_20_Text">create table Incarico (</text:span></text:p>
              <text:p text:style-name="P36"><text:span text:style-name="Source_20_Text"><text:s text:c="4"/>docente integer not null,</text:span></text:p>
              <text:p text:style-name="P36"><text:span text:style-name="Source_20_Text"><text:s text:c="4"/>corso integer not null,</text:span></text:p>
              <text:p text:style-name="P36"><text:span text:style-name="Source_20_Text"><text:s text:c="4"/>primary key (docente, corso),</text:span></text:p>
              <text:p text:style-name="P36"><text:span text:style-name="Source_20_Text"><text:s text:c="4"/>foreign key (docente) references Docente (matr),</text:span></text:p>
              <text:p text:style-name="P36"><text:span text:style-name="Source_20_Text"><text:s text:c="4"/>foreign key (corso) references Corso (codice)</text:span></text:p>
              <text:p text:style-name="P37"><text:span text:style-name="Source_20_Text">);</text:span></text:p>
            </text:list-item>
          </text:list>
        </text:list-item>
      </text:list>
      <text:p text:style-name="P6"><text:span text:style-name="Source_20_Text"/></text:p>
      <text:h text:style-name="P1" text:outline-level="3"><text:span text:style-name="Strong_20_Emphasis">Creazione di Tabelle: Valori di Default</text:span></text:h>
      <text:p text:style-name="P7">Sintassi:</text:p>
      <text:p text:style-name="P3">sql</text:p>
      <text:p text:style-name="P3">Copia codice</text:p>
      <text:p text:style-name="P4"><text:span text:style-name="Source_20_Text">create table Impiegato (</text:span></text:p>
      <text:p text:style-name="P5"><text:span text:style-name="Source_20_Text"><text:s text:c="4"/>nome ...,</text:span></text:p>
      <text:p text:style-name="P5"><text:span text:style-name="Source_20_Text"><text:s text:c="4"/>cognome ...,</text:span></text:p>
      <text:p text:style-name="P5"><text:soft-page-break/><text:span text:style-name="Source_20_Text"><text:s text:c="4"/>stipendio integer default 0,</text:span></text:p>
      <text:p text:style-name="P5"><text:span text:style-name="Source_20_Text"><text:s text:c="4"/>...</text:span></text:p>
      <text:p text:style-name="P6"><text:span text:style-name="Source_20_Text">);</text:span></text:p>
      <text:list text:style-name="L3">
        <text:list-item>
          <text:p text:style-name="P46">Se durante un inserimento non viene fornito un valore per la colonna <text:span text:style-name="Source_20_Text">stipendio</text:span>, il valore di default sarà <text:span text:style-name="Source_20_Text">0</text:span>.</text:p>
        </text:list-item>
      </text:list>
      <text:p text:style-name="P2"/>
      <text:h text:style-name="P1" text:outline-level="3"><text:span text:style-name="Strong_20_Emphasis">Modifica e Cancellazione di Tabelle, Schemi e Database</text:span></text:h>
      <text:list text:style-name="L4">
        <text:list-item>
          <text:p text:style-name="P47"><text:span text:style-name="Strong_20_Emphasis">Modifica di una tabella:</text:span></text:p>
          <text:list>
            <text:list-item>
              <text:p text:style-name="P48"><text:span text:style-name="Source_20_Text">alter table add column</text:span></text:p>
            </text:list-item>
            <text:list-item>
              <text:p text:style-name="P48"><text:span text:style-name="Source_20_Text">alter table drop column</text:span></text:p>
            </text:list-item>
            <text:list-item>
              <text:p text:style-name="P48"><text:span text:style-name="Source_20_Text">alter table alter column</text:span></text:p>
            </text:list-item>
            <text:list-item>
              <text:p text:style-name="P48"><text:span text:style-name="Source_20_Text">alter table add constraint</text:span></text:p>
            </text:list-item>
            <text:list-item>
              <text:p text:style-name="P48"><text:span text:style-name="Source_20_Text">alter table drop constraint</text:span></text:p>
            </text:list-item>
          </text:list>
        </text:list-item>
        <text:list-item>
          <text:p text:style-name="P47"><text:span text:style-name="Strong_20_Emphasis">Cancellazione di una tabella, schema o database:</text:span></text:p>
          <text:list>
            <text:list-item>
              <text:p text:style-name="P48"><text:span text:style-name="Source_20_Text">drop table &lt;nome_tabella&gt;</text:span></text:p>
            </text:list-item>
            <text:list-item>
              <text:p text:style-name="P48"><text:span text:style-name="Source_20_Text">drop schema &lt;nome_schema&gt;</text:span></text:p>
            </text:list-item>
            <text:list-item>
              <text:p text:style-name="P47"><text:span text:style-name="Source_20_Text">drop database &lt;nome_database&gt;</text:span></text:p>
            </text:list-item>
          </text:list>
        </text:list-item>
      </text:list>
      <text:p text:style-name="P7"><text:span text:style-name="Source_20_Text"/></text:p>
      <text:h text:style-name="P9" text:outline-level="3"><text:span text:style-name="Strong_20_Emphasis">Generazione di Valori Progressivi</text:span></text:h>
      <text:p text:style-name="P13">In alcuni casi, è necessario o conveniente aggiungere un identificatore artificiale (tipicamente un <text:span text:style-name="Strong_20_Emphasis">ID</text:span> progressivo) a una entità. Questo identificatore viene poi utilizzato come attributo aggiuntivo nella relazione che rappresenta l'entità nel database.</text:p>
      <text:h text:style-name="P10" text:outline-level="4"><text:span text:style-name="Strong_20_Emphasis">Esempio:</text:span></text:h>
      <text:p text:style-name="P13">Una relazione <text:span text:style-name="Strong_20_Emphasis">Prenotazione</text:span> potrebbe essere definita con un attributo <text:span text:style-name="Strong_20_Emphasis">id</text:span> che rappresenta un identificatore univoco per ogni prenotazione:</text:p>
      <text:p text:style-name="P11">plaintext</text:p>
      <text:p text:style-name="P11">Copia codice</text:p>
      <text:p text:style-name="P12"><text:span text:style-name="Source_20_Text">Prenotazione(id: integer, istante: timestamp)</text:span></text:p>
      <text:p text:style-name="P13"><text:span text:style-name="Source_20_Text">In questo caso, il campo </text:span><text:span text:style-name="Strong_20_Emphasis">id</text:span><text:span text:style-name="Source_20_Text"> può essere </text:span><text:span text:style-name="Strong_20_Emphasis">popolato automaticamente</text:span><text:span text:style-name="Source_20_Text"> dal DBMS, garantendo valori progressivi univoci per ogni nuova prenotazione, senza che l'utente debba gestirli manualmente.</text:span></text:p>
      <text:p text:style-name="P13"><text:span text:style-name="Source_20_Text"/></text:p>
      <text:h text:style-name="P14" text:outline-level="3"><text:span text:style-name="Strong_20_Emphasis">Generazione di Valori Progressivi in PostgreSQL</text:span></text:h>
      <text:p text:style-name="P22">PostgreSQL fornisce il concetto di <text:span text:style-name="Strong_20_Emphasis">sequenze</text:span> per generare valori progressivi.</text:p>
      <text:h text:style-name="P15" text:outline-level="4"><text:span text:style-name="Strong_20_Emphasis">Creazione della Sequenza:</text:span></text:h>
      <text:p text:style-name="P17">sql</text:p>
      <text:p text:style-name="P17">Copia codice</text:p>
      <text:p text:style-name="P18"><text:span text:style-name="Source_20_Text">CREATE SEQUENCE Prenotazione_id_seq;</text:span></text:p>
      <text:h text:style-name="P15" text:outline-level="4"><text:soft-page-break/><text:span text:style-name="Strong_20_Emphasis">Creazione della Tabella con il Valore Progressivo per l'ID:</text:span></text:h>
      <text:p text:style-name="P22">Si può utilizzare il costrutto <text:span text:style-name="Source_20_Text">NEXTVAL</text:span> per ottenere il valore progressivo dalla sequenza:</text:p>
      <text:p text:style-name="P17">sql</text:p>
      <text:p text:style-name="P17">Copia codice</text:p>
      <text:p text:style-name="P19"><text:span text:style-name="Source_20_Text">CREATE TABLE Prenotazione (</text:span></text:p>
      <text:p text:style-name="P20"><text:span text:style-name="Source_20_Text"><text:s text:c="2"/>id INTEGER DEFAULT NEXTVAL('Prenotazione_id_seq') NOT NULL,</text:span></text:p>
      <text:p text:style-name="P20"><text:span text:style-name="Source_20_Text"><text:s text:c="2"/>istante TIMESTAMP NOT NULL,</text:span></text:p>
      <text:p text:style-name="P20"><text:span text:style-name="Source_20_Text"><text:s text:c="2"/>PRIMARY KEY (id)</text:span></text:p>
      <text:p text:style-name="P21"><text:span text:style-name="Source_20_Text">);</text:span></text:p>
      <text:h text:style-name="P15" text:outline-level="4"><text:span text:style-name="Strong_20_Emphasis">Scorciatoia:</text:span></text:h>
      <text:p text:style-name="P22">PostgreSQL fornisce una scorciatoia per creare colonne auto-incrementanti usando il tipo <text:span text:style-name="Strong_20_Emphasis">serial</text:span>:</text:p>
      <text:p text:style-name="P17">sql</text:p>
      <text:p text:style-name="P17">Copia codice</text:p>
      <text:p text:style-name="P19"><text:span text:style-name="Source_20_Text">CREATE TABLE Prenotazione (</text:span></text:p>
      <text:p text:style-name="P20"><text:span text:style-name="Source_20_Text"><text:s text:c="2"/>id SERIAL NOT NULL,</text:span></text:p>
      <text:p text:style-name="P20"><text:span text:style-name="Source_20_Text"><text:s text:c="2"/>istante TIMESTAMP NOT NULL,</text:span></text:p>
      <text:p text:style-name="P20"><text:span text:style-name="Source_20_Text"><text:s text:c="2"/>PRIMARY KEY (id)</text:span></text:p>
      <text:p text:style-name="P21"><text:span text:style-name="Source_20_Text">);</text:span></text:p>
      <text:h text:style-name="P15" text:outline-level="4"><text:span text:style-name="Strong_20_Emphasis">Inserimento di Ennuple:</text:span></text:h>
      <text:p text:style-name="P22">Durante l'inserimento di una nuova riga nella tabella, l'ID verrà automaticamente assegnato dal DBMS tramite la sequenza. La sintassi dell'inserimento potrebbe essere la seguente:</text:p>
      <text:p text:style-name="P17">sql</text:p>
      <text:p text:style-name="P17">Copia codice</text:p>
      <text:p text:style-name="P19"><text:span text:style-name="Source_20_Text">INSERT INTO Prenotazione (istante)</text:span></text:p>
      <text:p text:style-name="P21"><text:span text:style-name="Source_20_Text">VALUES ('2011-08-24 13:15:05') RETURNING id;</text:span></text:p>
      <text:p text:style-name="P22"><text:span text:style-name="Strong_20_Emphasis">Nota:</text:span> Il costrutto <text:span text:style-name="Source_20_Text">RETURNING id</text:span> è specifico di PostgreSQL e consente di restituire il valore dell'<text:span text:style-name="Strong_20_Emphasis">id</text:span> generato dal DBMS al momento dell'inserimento.</text:p>
      <text:p text:style-name="P16"/>
      <text:h text:style-name="P14" text:outline-level="3"><text:span text:style-name="Strong_20_Emphasis">Generazione di Valori Progressivi in MySQL</text:span></text:h>
      <text:p text:style-name="P22">In MySQL, il modificatore <text:span text:style-name="Source_20_Text">AUTO_INCREMENT</text:span> viene utilizzato per creare colonne che generano automaticamente valori progressivi.</text:p>
      <text:h text:style-name="P15" text:outline-level="4"><text:span text:style-name="Strong_20_Emphasis">Creazione della Tabella con </text:span><text:span text:style-name="Source_20_Text">AUTO_INCREMENT</text:span><text:span text:style-name="Strong_20_Emphasis">:</text:span></text:h>
      <text:p text:style-name="P17">sql</text:p>
      <text:p text:style-name="P17">Copia codice</text:p>
      <text:p text:style-name="P19"><text:span text:style-name="Source_20_Text">CREATE TABLE Prenotazione (</text:span></text:p>
      <text:p text:style-name="P20"><text:span text:style-name="Source_20_Text"><text:s text:c="2"/>id INTEGER NOT NULL AUTO_INCREMENT,</text:span></text:p>
      <text:p text:style-name="P20"><text:span text:style-name="Source_20_Text"><text:s text:c="2"/>istante TIMESTAMP NOT NULL,</text:span></text:p>
      <text:p text:style-name="P20"><text:span text:style-name="Source_20_Text"><text:s text:c="2"/>PRIMARY KEY (id)</text:span></text:p>
      <text:p text:style-name="P21"><text:span text:style-name="Source_20_Text">);</text:span></text:p>
      <text:h text:style-name="P15" text:outline-level="4"><text:span text:style-name="Strong_20_Emphasis">Inserimento di Ennuple:</text:span></text:h>
      <text:p text:style-name="P22">Anche in MySQL, il campo <text:span text:style-name="Strong_20_Emphasis">id</text:span> verrà automaticamente popolato con un valore progressivo, senza che l'utente debba specificarlo:</text:p>
      <text:p text:style-name="P17"><text:soft-page-break/>sql</text:p>
      <text:p text:style-name="P17">Copia codice</text:p>
      <text:p text:style-name="P19"><text:span text:style-name="Source_20_Text">INSERT INTO Prenotazione (istante)</text:span></text:p>
      <text:p text:style-name="P21"><text:span text:style-name="Source_20_Text">VALUES ('2011-08-24 13:15:05');</text:span></text:p>
      <text:p text:style-name="P21"><text:span text:style-name="Source_20_Text"/></text:p>
      <text:h text:style-name="P23" text:outline-level="3"/>
      <text:h text:style-name="P23" text:outline-level="3"><text:span text:style-name="Strong_20_Emphasis"/></text:h>
      <text:p text:style-name="P32"><text:span text:style-name="Strong_20_Emphasis">Inserimento di Ennuple</text:span></text:p>
      <text:p text:style-name="P32">L'istruzione SQL per inserire M ≥ 1 ennuple in una tabella è <text:span text:style-name="Source_20_Text">INSERT</text:span>. La sintassi è la seguente:</text:p>
      <text:p text:style-name="P25">sql</text:p>
      <text:p text:style-name="P25">Copia codice</text:p>
      <text:p text:style-name="P26"><text:span text:style-name="Source_20_Text">INSERT INTO tabella (attributo1, ..., attributoN)</text:span></text:p>
      <text:p text:style-name="P28"><text:span text:style-name="Source_20_Text">VALUES (valore1_1, ..., valore1_N),</text:span></text:p>
      <text:p text:style-name="P28"><text:span text:style-name="Source_20_Text"><text:s text:c="7"/>...,</text:span></text:p>
      <text:p text:style-name="P29"><text:span text:style-name="Source_20_Text"><text:s text:c="7"/>(valoreM_1, ..., valoreM_N);</text:span></text:p>
      <text:h text:style-name="P23" text:outline-level="3">Esempio di inserimento:</text:h>
      <text:p text:style-name="P32">Supponiamo di avere una tabella chiamata <text:span text:style-name="Source_20_Text">Officina</text:span> con gli attributi <text:span text:style-name="Source_20_Text">nome</text:span> e <text:span text:style-name="Source_20_Text">indirizzo</text:span>.</text:p>
      <text:p text:style-name="P32">Tabella <text:span text:style-name="Source_20_Text">Officina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1">nome</text:p>
            </table:table-cell>
            <table:table-cell table:style-name="Table1.A1" office:value-type="string">
              <text:p text:style-name="P31">indirizzo</text:p>
            </table:table-cell>
          </table:table-row>
        </table:table-header-rows>
        <table:table-row>
          <table:table-cell table:style-name="Table1.A1" office:value-type="string">
            <text:p text:style-name="P30">FixIt</text:p>
          </table:table-cell>
          <table:table-cell table:style-name="Table1.A1" office:value-type="string">
            <text:p text:style-name="P30">via delle Spighe 4</text:p>
          </table:table-cell>
        </table:table-row>
        <table:table-row>
          <table:table-cell table:style-name="Table1.A1" office:value-type="string">
            <text:p text:style-name="P30">CarFix</text:p>
          </table:table-cell>
          <table:table-cell table:style-name="Table1.A1" office:value-type="string">
            <text:p text:style-name="P30">via delle Betulle 32</text:p>
          </table:table-cell>
        </table:table-row>
      </table:table>
      <text:p text:style-name="P32">Per inserire una nuova ennupla (’MotorGo’, ’piazza Turing 1’), possiamo utilizzare l'istruzione SQL come segue:</text:p>
      <text:p text:style-name="P25">sql</text:p>
      <text:p text:style-name="P25">Copia codice</text:p>
      <text:p text:style-name="P26"><text:span text:style-name="Source_20_Text">INSERT INTO Officina (nome, indirizzo)</text:span></text:p>
      <text:p text:style-name="P29"><text:span text:style-name="Source_20_Text">VALUES ('MotorGo', 'piazza Turing 1');</text:span></text:p>
      <text:p text:style-name="P32">La tabella <text:span text:style-name="Source_20_Text">Officina</text:span> aggiornata sarà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1">nome</text:p>
            </table:table-cell>
            <table:table-cell table:style-name="Table2.A1" office:value-type="string">
              <text:p text:style-name="P31">indirizzo</text:p>
            </table:table-cell>
          </table:table-row>
        </table:table-header-rows>
        <table:table-row>
          <table:table-cell table:style-name="Table2.A1" office:value-type="string">
            <text:p text:style-name="P30">FixIt</text:p>
          </table:table-cell>
          <table:table-cell table:style-name="Table2.A1" office:value-type="string">
            <text:p text:style-name="P30">via delle Spighe 4</text:p>
          </table:table-cell>
        </table:table-row>
        <table:table-row>
          <table:table-cell table:style-name="Table2.A1" office:value-type="string">
            <text:p text:style-name="P30">CarFix</text:p>
          </table:table-cell>
          <table:table-cell table:style-name="Table2.A1" office:value-type="string">
            <text:p text:style-name="P30">via delle Betulle 32</text:p>
          </table:table-cell>
        </table:table-row>
        <table:table-row>
          <table:table-cell table:style-name="Table2.A1" office:value-type="string">
            <text:p text:style-name="P30">MotorGo</text:p>
          </table:table-cell>
          <table:table-cell table:style-name="Table2.A1" office:value-type="string">
            <text:p text:style-name="P30">piazza Turing 1</text:p>
          </table:table-cell>
        </table:table-row>
      </table:table>
      <text:p text:style-name="P24"/>
      <text:p text:style-name="P32"><text:span text:style-name="Strong_20_Emphasis">Cancellazione di Ennuple</text:span></text:p>
      <text:p text:style-name="P32">Per cancellare ennuple in una tabella, si utilizza l'istruzione SQL <text:span text:style-name="Source_20_Text">DELETE</text:span>. La sintassi è la seguente:</text:p>
      <text:p text:style-name="P25">sql</text:p>
      <text:p text:style-name="P25">Copia codice</text:p>
      <text:p text:style-name="P26"><text:span text:style-name="Source_20_Text">DELETE FROM tabella</text:span></text:p>
      <text:p text:style-name="P29"><text:span text:style-name="Source_20_Text">WHERE condizione;</text:span></text:p>
      <text:p text:style-name="P32"><text:soft-page-break/>Le ennuple che soddisfano la condizione vengono cancellate.</text:p>
      <text:h text:style-name="P23" text:outline-level="3">Esempio di cancellazione:</text:h>
      <text:p text:style-name="P32">Tabella <text:span text:style-name="Source_20_Text">Officina</text:span>: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31">nome</text:p>
            </table:table-cell>
            <table:table-cell table:style-name="Table3.A1" office:value-type="string">
              <text:p text:style-name="P31">indirizzo</text:p>
            </table:table-cell>
          </table:table-row>
        </table:table-header-rows>
        <table:table-row>
          <table:table-cell table:style-name="Table3.A1" office:value-type="string">
            <text:p text:style-name="P30">FixIt</text:p>
          </table:table-cell>
          <table:table-cell table:style-name="Table3.A1" office:value-type="string">
            <text:p text:style-name="P30">via delle Spighe 4</text:p>
          </table:table-cell>
        </table:table-row>
        <table:table-row>
          <table:table-cell table:style-name="Table3.A1" office:value-type="string">
            <text:p text:style-name="P30">CarFix</text:p>
          </table:table-cell>
          <table:table-cell table:style-name="Table3.A1" office:value-type="string">
            <text:p text:style-name="P30">via delle Betulle 32</text:p>
          </table:table-cell>
        </table:table-row>
        <table:table-row>
          <table:table-cell table:style-name="Table3.A1" office:value-type="string">
            <text:p text:style-name="P30">MotorGo</text:p>
          </table:table-cell>
          <table:table-cell table:style-name="Table3.A1" office:value-type="string">
            <text:p text:style-name="P30">piazza Turing 1</text:p>
          </table:table-cell>
        </table:table-row>
      </table:table>
      <text:p text:style-name="P32">Per cancellare la ennupla (’MotorGo’, ’piazza Turing 1’), si può scrivere:</text:p>
      <text:p text:style-name="P25">sql</text:p>
      <text:p text:style-name="P25">Copia codice</text:p>
      <text:p text:style-name="P26"><text:span text:style-name="Source_20_Text">DELETE FROM Officina</text:span></text:p>
      <text:p text:style-name="P29"><text:span text:style-name="Source_20_Text">WHERE nome = 'MotorGo' AND indirizzo = 'piazza Turing 1';</text:span></text:p>
      <text:p text:style-name="P32">La tabella <text:span text:style-name="Source_20_Text">Officina</text:span> aggiornata sarà: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31">nome</text:p>
            </table:table-cell>
            <table:table-cell table:style-name="Table4.A1" office:value-type="string">
              <text:p text:style-name="P31">indirizzo</text:p>
            </table:table-cell>
          </table:table-row>
        </table:table-header-rows>
        <table:table-row>
          <table:table-cell table:style-name="Table4.A1" office:value-type="string">
            <text:p text:style-name="P30">FixIt</text:p>
          </table:table-cell>
          <table:table-cell table:style-name="Table4.A1" office:value-type="string">
            <text:p text:style-name="P30">via delle Spighe 4</text:p>
          </table:table-cell>
        </table:table-row>
        <table:table-row>
          <table:table-cell table:style-name="Table4.A1" office:value-type="string">
            <text:p text:style-name="P30">CarFix</text:p>
          </table:table-cell>
          <table:table-cell table:style-name="Table4.A1" office:value-type="string">
            <text:p text:style-name="P30">via delle Betulle 32</text:p>
          </table:table-cell>
        </table:table-row>
      </table:table>
      <text:p text:style-name="P32">Nota: Se omettiamo la clausola <text:span text:style-name="Source_20_Text">WHERE</text:span>, verranno cancellate tutte le ennuple della tabella. Ad esempio:</text:p>
      <text:p text:style-name="P25">sql</text:p>
      <text:p text:style-name="P25">Copia codice</text:p>
      <text:p text:style-name="P27"><text:span text:style-name="Source_20_Text">DELETE FROM Officina;</text:span></text:p>
      <text:p text:style-name="P32">Eliminerebbe tutte le ennuple della tabella <text:span text:style-name="Source_20_Text">Officina</text:span>.</text:p>
      <text:p text:style-name="P24"/>
      <text:p text:style-name="P32"><text:span text:style-name="Strong_20_Emphasis">Modifica di Ennuple</text:span></text:p>
      <text:p text:style-name="P32">L'istruzione SQL per modificare ennuple in una tabella è <text:span text:style-name="Source_20_Text">UPDATE</text:span>. La sintassi è la seguente:</text:p>
      <text:p text:style-name="P25">sql</text:p>
      <text:p text:style-name="P25">Copia codice</text:p>
      <text:p text:style-name="P26"><text:span text:style-name="Source_20_Text">UPDATE tabella</text:span></text:p>
      <text:p text:style-name="P28"><text:span text:style-name="Source_20_Text">SET attributo1 = espr1,</text:span></text:p>
      <text:p text:style-name="P28"><text:span text:style-name="Source_20_Text"><text:s text:c="4"/>...</text:span></text:p>
      <text:p text:style-name="P28"><text:span text:style-name="Source_20_Text"><text:s text:c="4"/>attributoN = esprN</text:span></text:p>
      <text:p text:style-name="P29"><text:span text:style-name="Source_20_Text">WHERE condizione;</text:span></text:p>
      <text:p text:style-name="P32">In tutte le ennuple della tabella che soddisfano la condizione, i valori degli attributi vengono modificati.</text:p>
      <text:h text:style-name="P23" text:outline-level="3">Esempio di modifica:</text:h>
      <text:p text:style-name="P32">Tabella <text:span text:style-name="Source_20_Text">Officina</text:span>: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1">nome</text:p>
            </table:table-cell>
            <table:table-cell table:style-name="Table5.A1" office:value-type="string">
              <text:p text:style-name="P31">indirizzo</text:p>
            </table:table-cell>
          </table:table-row>
        </table:table-header-rows>
        <table:table-row>
          <table:table-cell table:style-name="Table5.A1" office:value-type="string">
            <text:p text:style-name="P30">FixIt</text:p>
          </table:table-cell>
          <table:table-cell table:style-name="Table5.A1" office:value-type="string">
            <text:p text:style-name="P30">via delle Spighe 4</text:p>
          </table:table-cell>
        </table:table-row>
        <table:table-row>
          <table:table-cell table:style-name="Table5.A1" office:value-type="string">
            <text:p text:style-name="P30">CarFix</text:p>
          </table:table-cell>
          <table:table-cell table:style-name="Table5.A1" office:value-type="string">
            <text:p text:style-name="P30">via delle Betulle 32</text:p>
          </table:table-cell>
        </table:table-row>
        <text:soft-page-break/>
        <table:table-row>
          <table:table-cell table:style-name="Table5.A1" office:value-type="string">
            <text:p text:style-name="P30">MotorGo</text:p>
          </table:table-cell>
          <table:table-cell table:style-name="Table5.A1" office:value-type="string">
            <text:p text:style-name="P30">piazza Turing 1</text:p>
          </table:table-cell>
        </table:table-row>
      </table:table>
      <text:p text:style-name="P32">Per modificare il valore dell'attributo <text:span text:style-name="Source_20_Text">indirizzo</text:span> dell’officina <text:span text:style-name="Source_20_Text">MotorGo</text:span> da 'piazza Turing 1' a 'viale Einstein 25', si utilizza la seguente istruzione:</text:p>
      <text:p text:style-name="P25">sql</text:p>
      <text:p text:style-name="P25">Copia codice</text:p>
      <text:p text:style-name="P26"><text:span text:style-name="Source_20_Text">UPDATE Officina</text:span></text:p>
      <text:p text:style-name="P28"><text:span text:style-name="Source_20_Text">SET indirizzo = 'viale Einstein 25'</text:span></text:p>
      <text:p text:style-name="P29"><text:span text:style-name="Source_20_Text">WHERE nome = 'MotorGo' AND indirizzo = 'piazza Turing 1';</text:span></text:p>
      <text:p text:style-name="P32">La tabella <text:span text:style-name="Source_20_Text">Officina</text:span> aggiornata sarà: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31">nome</text:p>
            </table:table-cell>
            <table:table-cell table:style-name="Table6.A1" office:value-type="string">
              <text:p text:style-name="P31">indirizzo</text:p>
            </table:table-cell>
          </table:table-row>
        </table:table-header-rows>
        <table:table-row>
          <table:table-cell table:style-name="Table6.A1" office:value-type="string">
            <text:p text:style-name="P30">FixIt</text:p>
          </table:table-cell>
          <table:table-cell table:style-name="Table6.A1" office:value-type="string">
            <text:p text:style-name="P30">via delle Spighe 4</text:p>
          </table:table-cell>
        </table:table-row>
        <table:table-row>
          <table:table-cell table:style-name="Table6.A1" office:value-type="string">
            <text:p text:style-name="P30">CarFix</text:p>
          </table:table-cell>
          <table:table-cell table:style-name="Table6.A1" office:value-type="string">
            <text:p text:style-name="P30">via delle Betulle 32</text:p>
          </table:table-cell>
        </table:table-row>
        <table:table-row>
          <table:table-cell table:style-name="Table6.A1" office:value-type="string">
            <text:p text:style-name="P30">MotorGo</text:p>
          </table:table-cell>
          <table:table-cell table:style-name="Table6.A1" office:value-type="string">
            <text:p text:style-name="P30">viale Einstein 25</text:p>
          </table:table-cell>
        </table:table-row>
      </table:table>
      <text:p text:style-name="P32"><text:span text:style-name="Strong_20_Emphasis">Attenzione:</text:span> Se omettiamo la clausola <text:span text:style-name="Source_20_Text">WHERE</text:span>, come nel seguente comando:</text:p>
      <text:p text:style-name="P25">sql</text:p>
      <text:p text:style-name="P25">Copia codice</text:p>
      <text:p text:style-name="P26"><text:span text:style-name="Source_20_Text">UPDATE Officina</text:span></text:p>
      <text:p text:style-name="P29"><text:span text:style-name="Source_20_Text">SET indirizzo = 'viale Einstein 25';</text:span></text:p>
      <text:p text:style-name="P32">Questo aggiornerebbe il valore dell'attributo <text:span text:style-name="Source_20_Text">indirizzo</text:span> per tutte le ennuple della tabella <text:span text:style-name="Source_20_Text">Officina</text:span>, il che potrebbe non essere l'intento desiderato.</text:p>
      <text:p text:style-name="P24"/>
      <text:p text:style-name="P32"><text:span text:style-name="Strong_20_Emphasis">Costrutti Avanzati</text:span></text:p>
      <text:p text:style-name="P49"><text:span text:style-name="Source_20_Text">SQL fornisce anche costrutti avanzati per l'inserimento, la cancellazione e la modifica dei dati. Alcuni di questi costrutti saranno trattati più avanti. Per ulteriori dettagli, è possibile consultare la documentazione dello standard SQL e quella del DBMS in uso.</text:span></text:p>
      <text:p text:style-name="P49"><text:span text:style-name="Source_20_Text"/></text:p>
      <text:p text:style-name="P49"><text:span text:style-name="Source_20_Text"/></text:p>
      <text:p text:style-name="P54"><text:span text:style-name="Strong_20_Emphasis"/></text:p>
      <text:h text:style-name="P33" text:outline-level="3"><text:span text:style-name="Strong_20_Emphasis">Espressioni nel Comando SQL </text:span><text:span text:style-name="Source_20_Text">SELECT</text:span><text:span text:style-name="Strong_20_Emphasis">, </text:span><text:span text:style-name="Source_20_Text">UPDATE</text:span><text:span text:style-name="Strong_20_Emphasis">, </text:span><text:span text:style-name="Source_20_Text">INSERT</text:span></text:h>
      <text:list text:style-name="L5">
        <text:list-item>
          <text:p text:style-name="P50"><text:span text:style-name="Strong_20_Emphasis">Espressioni nel comando </text:span><text:span text:style-name="Source_20_Text">SELECT</text:span>: Le espressioni possono essere utilizzate nella <text:span text:style-name="Strong_20_Emphasis">target list</text:span> (l'elenco delle colonne da selezionare) e nella <text:span text:style-name="Strong_20_Emphasis">clausola </text:span><text:span text:style-name="Source_20_Text">WHERE</text:span> di un comando <text:span text:style-name="Source_20_Text">SELECT</text:span>. Alcuni esempi sono:</text:p>
          <text:p text:style-name="P38">sql</text:p>
          <text:p text:style-name="P38">Copia codice</text:p>
          <text:p text:style-name="P39"><text:span text:style-name="Source_20_Text">-- Seleziona nome, reddito, e stipendio mensile (reddito/12)</text:span></text:p>
          <text:p text:style-name="P40"><text:span text:style-name="Source_20_Text">SELECT nome, reddito, reddito/12 AS stipendioMensile</text:span></text:p>
          <text:p text:style-name="P40"><text:span text:style-name="Source_20_Text">FROM Impiegato</text:span></text:p>
          <text:p text:style-name="P40"><text:soft-page-break/><text:span text:style-name="Source_20_Text">WHERE eta - 2 &lt; 30 * reddito;</text:span></text:p>
          <text:p text:style-name="P40"/>
          <text:p text:style-name="P40"><text:span text:style-name="Source_20_Text">-- Raggruppa per età e calcola il conteggio di ennuple, più il massimo del reddito</text:span></text:p>
          <text:p text:style-name="P40"><text:span text:style-name="Source_20_Text">SELECT eta, count(*) + max(reddito) AS nonHaSenso</text:span></text:p>
          <text:p text:style-name="P40"><text:span text:style-name="Source_20_Text">FROM Impiegato</text:span></text:p>
          <text:p text:style-name="P40"><text:span text:style-name="Source_20_Text">GROUP BY eta;</text:span></text:p>
          <text:p text:style-name="P40"/>
          <text:p text:style-name="P40"><text:span text:style-name="Source_20_Text">-- Calcola espressioni su nome e eta (come la radice quadrata dell'età sommata al seno del reddito)</text:span></text:p>
          <text:p text:style-name="P40"><text:span text:style-name="Source_20_Text">SELECT initcap(nome),</text:span></text:p>
          <text:p text:style-name="P40"><text:span text:style-name="Source_20_Text"><text:s text:c="7"/>sqrt(eta + sin(reddito)) - round(reddito / 100) AS nonHaSenso</text:span></text:p>
          <text:p text:style-name="P40"><text:span text:style-name="Source_20_Text">FROM Impiegato</text:span></text:p>
          <text:p text:style-name="P41"><text:span text:style-name="Source_20_Text">WHERE eta &lt; round(sqrt(850) + length(nome));</text:span></text:p>
        </text:list-item>
        <text:list-item>
          <text:p text:style-name="P50"><text:span text:style-name="Strong_20_Emphasis">Espressioni nel comando </text:span><text:span text:style-name="Source_20_Text">UPDATE</text:span>: Anche nel comando <text:span text:style-name="Source_20_Text">UPDATE</text:span> è possibile utilizzare espressioni per modificare i dati esistenti. Esempio:</text:p>
          <text:p text:style-name="P38">sql</text:p>
          <text:p text:style-name="P38">Copia codice</text:p>
          <text:p text:style-name="P39"><text:span text:style-name="Source_20_Text">-- Incrementa il voto dello studente con matricola 1101 di 1, senza superare 30</text:span></text:p>
          <text:p text:style-name="P40"><text:span text:style-name="Source_20_Text">UPDATE Esame</text:span></text:p>
          <text:p text:style-name="P40"><text:span text:style-name="Source_20_Text">SET voto = least(voto + 1, 30)</text:span></text:p>
          <text:p text:style-name="P41"><text:span text:style-name="Source_20_Text">WHERE matricola = '1101';</text:span></text:p>
          <text:p text:style-name="P50">La funzione <text:span text:style-name="Source_20_Text">least(voto + 1, 30)</text:span> garantisce che il valore del voto non superi mai 30.</text:p>
        </text:list-item>
        <text:list-item>
          <text:p text:style-name="P50"><text:span text:style-name="Strong_20_Emphasis">Espressioni nel comando </text:span><text:span text:style-name="Source_20_Text">INSERT</text:span>: Le espressioni possono anche essere usate per inserire nuovi dati in una tabella, come nel seguente esempio:</text:p>
          <text:p text:style-name="P38">sql</text:p>
          <text:p text:style-name="P38">Copia codice</text:p>
          <text:p text:style-name="P39"><text:span text:style-name="Source_20_Text">-- Inserisce un nuovo esame con uno studente, un corso e un voto calcolato (25 + 2)</text:span></text:p>
          <text:p text:style-name="P40"><text:span text:style-name="Source_20_Text">INSERT INTO Esame (studente, corso, voto)</text:span></text:p>
          <text:p text:style-name="P41"><text:span text:style-name="Source_20_Text">VALUES ('1101', '593', 25 + 2);</text:span></text:p>
        </text:list-item>
        <text:list-item>
          <text:p text:style-name="P50"><text:span text:style-name="Strong_20_Emphasis">Funzioni Disponibili</text:span>: I DBMS (Database Management Systems) offrono una varietà di <text:span text:style-name="Strong_20_Emphasis">funzioni</text:span> che possono essere usate nelle espressioni, come:</text:p>
          <text:list>
            <text:list-item>
              <text:p text:style-name="P50"><text:span text:style-name="Strong_20_Emphasis">Funzioni su stringhe</text:span>:</text:p>
              <text:list>
                <text:list-item>
                  <text:p text:style-name="P51"><text:span text:style-name="Source_20_Text">upper(string)</text:span>, <text:span text:style-name="Source_20_Text">lower(string)</text:span>, <text:span text:style-name="Source_20_Text">initcap(string)</text:span></text:p>
                </text:list-item>
                <text:list-item>
                  <text:p text:style-name="P51"><text:span text:style-name="Source_20_Text">lpad(string, length, pad)</text:span>, <text:span text:style-name="Source_20_Text">rpad(string, length, pad)</text:span></text:p>
                </text:list-item>
                <text:list-item>
                  <text:p text:style-name="P51"><text:span text:style-name="Source_20_Text">ltrim(string, trimlist)</text:span>, <text:span text:style-name="Source_20_Text">rtrim(string, trimlist)</text:span></text:p>
                </text:list-item>
                <text:list-item>
                  <text:p text:style-name="P51"><text:span text:style-name="Source_20_Text">replace(string, target, replacement)</text:span></text:p>
                </text:list-item>
                <text:list-item>
                  <text:p text:style-name="P51"><text:span text:style-name="Source_20_Text">substr(string, pos, len)</text:span></text:p>
                </text:list-item>
                <text:list-item>
                  <text:p text:style-name="P51"><text:span text:style-name="Source_20_Text">translate(string, fromlist, tolist)</text:span></text:p>
                </text:list-item>
                <text:list-item>
                  <text:p text:style-name="P51"><text:span text:style-name="Source_20_Text">to_char(number, format)</text:span></text:p>
                </text:list-item>
              </text:list>
            </text:list-item>
            <text:list-item>
              <text:p text:style-name="P50"><text:span text:style-name="Strong_20_Emphasis">Funzioni su interi e reali</text:span>:</text:p>
              <text:list>
                <text:list-item>
                  <text:p text:style-name="P51"><text:span text:style-name="Source_20_Text">abs(value)</text:span>, <text:span text:style-name="Source_20_Text">exp(value)</text:span>, <text:span text:style-name="Source_20_Text">log(value)</text:span>, <text:span text:style-name="Source_20_Text">log(base, value)</text:span></text:p>
                </text:list-item>
                <text:list-item>
                  <text:p text:style-name="P51"><text:span text:style-name="Source_20_Text">power(base, exp)</text:span>, <text:span text:style-name="Source_20_Text">sqrt(value)</text:span>, <text:span text:style-name="Source_20_Text">ceil(value)</text:span>, <text:span text:style-name="Source_20_Text">floor(value)</text:span></text:p>
                </text:list-item>
                <text:list-item>
                  <text:p text:style-name="P51"><text:soft-page-break/><text:span text:style-name="Source_20_Text">round(value)</text:span>, <text:span text:style-name="Source_20_Text">trunc(value)</text:span>, <text:span text:style-name="Source_20_Text">cos(value)</text:span>, <text:span text:style-name="Source_20_Text">sin(value)</text:span>, <text:span text:style-name="Source_20_Text">acos(value)</text:span></text:p>
                </text:list-item>
              </text:list>
            </text:list-item>
            <text:list-item>
              <text:p text:style-name="P50"><text:span text:style-name="Strong_20_Emphasis">Funzioni per operazioni con date e orari</text:span>:</text:p>
              <text:list>
                <text:list-item>
                  <text:p text:style-name="P51">Funzioni per timestamp e manipolazione di date.</text:p>
                </text:list-item>
              </text:list>
            </text:list-item>
          </text:list>
        </text:list-item>
        <text:list-item>
          <text:p text:style-name="P50"><text:span text:style-name="Strong_20_Emphasis">Esempio di Funzione su Stringa</text:span>:</text:p>
          <text:p text:style-name="P38">sql</text:p>
          <text:p text:style-name="P38">Copia codice</text:p>
          <text:p text:style-name="P39"><text:span text:style-name="Source_20_Text">-- Converte il numero 1250000 in formato monetario</text:span></text:p>
          <text:p text:style-name="P40"><text:span text:style-name="Source_20_Text">SELECT to_char(1250000, '$9,999,999.99') AS result1;</text:span></text:p>
          <text:p text:style-name="P40"/>
          <text:p text:style-name="P40"><text:span text:style-name="Source_20_Text">-- Converte una data nel formato "21 May 2013"</text:span></text:p>
          <text:p text:style-name="P41"><text:span text:style-name="Source_20_Text">SELECT to_char(date('2013-05-21'), 'DD FMMonth YYYY') AS result2;</text:span></text:p>
          <text:p text:style-name="P50"><text:span text:style-name="Strong_20_Emphasis">Output</text:span>:</text:p>
          <text:list>
            <text:list-item>
              <text:p text:style-name="P51"><text:span text:style-name="Source_20_Text">result1</text:span>: <text:span text:style-name="Source_20_Text">$1,250,000.00</text:span></text:p>
            </text:list-item>
            <text:list-item>
              <text:p text:style-name="P51"><text:span text:style-name="Source_20_Text">result2</text:span>: <text:span text:style-name="Source_20_Text">21 May 2013</text:span></text:p>
            </text:list-item>
          </text:list>
        </text:list-item>
        <text:list-item>
          <text:p text:style-name="P50"><text:span text:style-name="Strong_20_Emphasis">Funzioni di manipolazione di stringhe</text:span>: Ad esempio:</text:p>
          <text:list>
            <text:list-item>
              <text:p text:style-name="P51"><text:span text:style-name="Source_20_Text">position(string, substring)</text:span>: trova la posizione di una sottostringa.</text:p>
            </text:list-item>
            <text:list-item>
              <text:p text:style-name="P50"><text:span text:style-name="Source_20_Text">length(string)</text:span>: calcola la lunghezza di una stringa.</text:p>
            </text:list-item>
          </text:list>
        </text:list-item>
      </text:list>
      <text:h text:style-name="P33" text:outline-level="3">Conclusioni:</text:h>
      <text:list text:style-name="L7">
        <text:list-item>
          <text:p text:style-name="P52">In SQL, è possibile utilizzare una vasta gamma di <text:span text:style-name="Strong_20_Emphasis">espressioni</text:span> nelle query, inclusi calcoli matematici, manipolazioni di stringhe e funzioni di data/ora.</text:p>
        </text:list-item>
        <text:list-item>
          <text:p text:style-name="P52">Funzioni come <text:span text:style-name="Source_20_Text">least()</text:span>, <text:span text:style-name="Source_20_Text">round()</text:span>, e <text:span text:style-name="Source_20_Text">to_char()</text:span> sono strumenti potenti per trasformare i dati durante le operazioni di <text:span text:style-name="Source_20_Text">SELECT</text:span>, <text:span text:style-name="Source_20_Text">UPDATE</text:span>, o <text:span text:style-name="Source_20_Text">INSERT</text:span>.</text:p>
        </text:list-item>
        <text:list-item>
          <text:p text:style-name="P53">La corretta comprensione delle <text:span text:style-name="Strong_20_Emphasis">funzioni disponibili</text:span> nel DBMS che stai utilizzando (come PostgreSQL) è cruciale per sfruttare al meglio queste espressioni.</text:p>
        </text:list-item>
      </text:list>
      <text:p text:style-name="P54"><text:span text:style-name="Strong_20_Emphasis"/></text:p>
      <text:p text:style-name="P54"><text:span text:style-name="Strong_20_Emphasis"/></text:p>
      <text:p text:style-name="P54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22:55:24.427170361</meta:creation-date>
    <meta:generator>LibreOffice/24.2.6.2$Linux_X86_64 LibreOffice_project/420$Build-2</meta:generator>
    <dc:date>2024-11-25T04:47:15.473087119</dc:date>
    <meta:editing-duration>PT4M49S</meta:editing-duration>
    <meta:editing-cycles>6</meta:editing-cycles>
    <meta:document-statistic meta:table-count="6" meta:image-count="0" meta:object-count="0" meta:page-count="8" meta:paragraph-count="282" meta:word-count="1560" meta:character-count="10366" meta:non-whitespace-character-count="9036"/>
  </office:meta>
</office:document-meta>
</file>